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756in"/>
    </style:style>
    <style:style style:name="co3" style:family="table-column">
      <style:table-column-properties fo:break-before="auto" style:column-width="2.7228in"/>
    </style:style>
    <style:style style:name="co4" style:family="table-column">
      <style:table-column-properties fo:break-before="auto" style:column-width="3.2272in"/>
    </style:style>
    <style:style style:name="co5" style:family="table-column">
      <style:table-column-properties fo:break-before="auto" style:column-width="0.5898in"/>
    </style:style>
    <style:style style:name="co6" style:family="table-column">
      <style:table-column-properties fo:break-before="auto" style:column-width="0.6217in"/>
    </style:style>
    <style:style style:name="co7" style:family="table-column">
      <style:table-column-properties fo:break-before="auto" style:column-width="0.5783in"/>
    </style:style>
    <style:style style:name="co8" style:family="table-column">
      <style:table-column-properties fo:break-before="auto" style:column-width="1.2862in"/>
    </style:style>
    <style:style style:name="co9" style:family="table-column">
      <style:table-column-properties fo:break-before="auto" style:column-width="2.5193in"/>
    </style:style>
    <style:style style:name="co10" style:family="table-column">
      <style:table-column-properties fo:break-before="auto" style:column-width="1.1362in"/>
    </style:style>
    <style:style style:name="co11" style:family="table-column">
      <style:table-column-properties fo:break-before="auto" style:column-width="0.7398in"/>
    </style:style>
    <style:style style:name="co12" style:family="table-column">
      <style:table-column-properties fo:break-before="auto" style:column-width="2.9693in"/>
    </style:style>
    <style:style style:name="co13" style:family="table-column">
      <style:table-column-properties fo:break-before="auto" style:column-width="0.7071in"/>
    </style:style>
    <style:style style:name="co14" style:family="table-column">
      <style:table-column-properties fo:break-before="auto" style:column-width="6.4972in"/>
    </style:style>
    <style:style style:name="ro1" style:family="table-row">
      <style:table-row-properties style:row-height="0.178in" fo:break-before="auto" style:use-optimal-row-height="true"/>
    </style:style>
    <style:style style:name="ro2" style:family="table-row">
      <style:table-row-properties style:row-height="0.3626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3.2854in" fo:break-before="auto" style:use-optimal-row-height="true"/>
    </style:style>
    <style:style style:name="ro13" style:family="table-row">
      <style:table-row-properties style:row-height="1.10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style>
    <style:style style:name="ce3" style:family="table-cell" style:parent-style-name="Default">
      <style:table-cell-properties fo:background-color="#383d3c"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fo:font-weight="bold" style:font-weight-asian="bold" style:font-weight-complex="bold" style:text-underline-style="solid" style:text-underline-width="auto" style:text-underline-color="font-color"/>
    </style:style>
    <style:style style:name="T3" style:family="text">
      <style:text-properties fo:font-weight="bold" style:font-weight-asian="bold" style:font-weight-complex="bold" style:text-underline-style="solid" style:text-underline-width="auto" style:text-underline-color="font-color" fo:color="#c921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2"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1"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 table:default-cell-style-name="ce2"/>
        <table:table-column table:style-name="co14" table:default-cell-style-name="ce2"/>
        <table:table-column table:style-name="co1" table:number-columns-repeated="8" table:default-cell-style-name="ce2"/>
        <table:table-row table:style-name="ro1" table:number-rows-repeated="4">
          <table:table-cell table:number-columns-repeated="27"/>
        </table:table-row>
        <table:table-row table:style-name="ro2">
          <table:table-cell table:number-columns-repeated="2"/>
          <table:table-cell office:value-type="string" calcext:value-type="string">
            <text:p>Interest Score</text:p>
          </table:table-cell>
          <table:table-cell/>
          <table:table-cell table:style-name="ce3" office:value-type="string" calcext:value-type="string">
            <text:p>Company Name</text:p>
          </table:table-cell>
          <table:table-cell table:style-name="ce3" office:value-type="string" calcext:value-type="string">
            <text:p>Short Description</text:p>
          </table:table-cell>
          <table:table-cell table:style-name="ce3" office:value-type="string" calcext:value-type="string">
            <text:p>Notes</text:p>
          </table:table-cell>
          <table:table-cell table:style-name="ce3" office:value-type="string" calcext:value-type="string">
            <text:p>Year Found</text:p>
          </table:table-cell>
          <table:table-cell table:style-name="ce3" office:value-type="string" calcext:value-type="string">
            <text:p>Status</text:p>
          </table:table-cell>
          <table:table-cell table:style-name="ce3" office:value-type="string" calcext:value-type="string">
            <text:p>Head Count</text:p>
          </table:table-cell>
          <table:table-cell table:style-name="ce3" office:value-type="string" calcext:value-type="string">
            <text:p>Latest Deal</text:p>
          </table:table-cell>
          <table:table-cell table:style-name="ce3" office:value-type="string" calcext:value-type="string">
            <text:p>Website</text:p>
          </table:table-cell>
          <table:table-cell table:style-name="ce3" office:value-type="string" calcext:value-type="string">
            <text:p>Primary Office</text:p>
          </table:table-cell>
          <table:table-cell table:style-name="ce3" office:value-type="string" calcext:value-type="string">
            <text:p>Primary Industry</text:p>
          </table:table-cell>
          <table:table-cell table:style-name="ce3" office:value-type="string" calcext:value-type="string">
            <text:p>No of Investors</text:p>
          </table:table-cell>
          <table:table-cell table:style-name="ce3" office:value-type="string" calcext:value-type="string">
            <text:p>Name of Investors</text:p>
          </table:table-cell>
          <table:table-cell table:style-name="ce3" office:value-type="string" calcext:value-type="string">
            <text:p>Patents Granted</text:p>
          </table:table-cell>
          <table:table-cell table:style-name="ce3" office:value-type="string" calcext:value-type="string">
            <text:p>Patents Pending</text:p>
          </table:table-cell>
          <table:table-cell table:style-name="ce3" office:value-type="string" calcext:value-type="string">
            <text:p>Recent Patents</text:p>
          </table:table-cell>
          <table:table-cell table:style-name="ce3" office:value-type="string" calcext:value-type="string">
            <text:p>Core Tech</text:p>
          </table:table-cell>
          <table:table-cell table:style-name="ce3" office:value-type="string" calcext:value-type="string">
            <text:p>Core Product</text:p>
          </table:table-cell>
          <table:table-cell table:style-name="ce3" office:value-type="string" calcext:value-type="string">
            <text:p>Core People</text:p>
          </table:table-cell>
          <table:table-cell table:style-name="ce3" office:value-type="string" calcext:value-type="string">
            <text:p>Customers</text:p>
          </table:table-cell>
          <table:table-cell table:style-name="ce3" office:value-type="string" calcext:value-type="string">
            <text:p>Date</text:p>
          </table:table-cell>
          <table:table-cell table:style-name="ce3" office:value-type="string" calcext:value-type="string">
            <text:p>Time</text:p>
          </table:table-cell>
          <table:table-cell table:style-name="ce3" office:value-type="string" calcext:value-type="string">
            <text:p>Place</text:p>
          </table:table-cell>
          <table:table-cell table:style-name="ce3" office:value-type="string" calcext:value-type="string">
            <text:p>Participants</text:p>
          </table:table-cell>
        </table:table-row>
        <table:table-row table:style-name="ro1">
          <table:table-cell/>
          <table:table-cell table:style-name="ce1" office:value-type="date" office:date-value="2023-10-17" calcext:value-type="date">
            <text:p>10/17/23</text:p>
          </table:table-cell>
          <table:table-cell table:style-name="ce1" table:number-columns-repeated="2"/>
          <table:table-cell office:value-type="string" calcext:value-type="string">
            <text:p>Celestial AI</text:p>
          </table:table-cell>
          <table:table-cell office:value-type="string" calcext:value-type="string">
            <text:p>Photonic fabric (optical) interconnect</text:p>
          </table:table-cell>
          <table:table-cell table:number-columns-repeated="21"/>
        </table:table-row>
        <table:table-row table:style-name="ro3">
          <table:table-cell/>
          <table:table-cell table:style-name="ce1" office:value-type="date" office:date-value="2023-10-18" calcext:value-type="date">
            <text:p>10/18/23</text:p>
          </table:table-cell>
          <table:table-cell table:style-name="ce1"/>
          <table:table-cell table:style-name="ce1" office:value-type="string" calcext:value-type="string">
            <text:p><text:a xlink:href="https://pitchbook.com/profiles/company/494182-27" xlink:type="simple">https://pitchbook.com/profiles/company/494182-27</text:a></text:p>
          </table:table-cell>
          <table:table-cell office:value-type="string" calcext:value-type="string">
            <text:p>Eliyan</text:p>
          </table:table-cell>
          <table:table-cell office:value-type="string" calcext:value-type="string">
            <text:p>chiplet interconnect</text:p>
          </table:table-cell>
          <table:table-cell/>
          <table:table-cell office:value-type="float" office:value="2021" calcext:value-type="float">
            <text:p>2021</text:p>
          </table:table-cell>
          <table:table-cell office:value-type="string" calcext:value-type="string">
            <text:p>Private</text:p>
          </table:table-cell>
          <table:table-cell office:value-type="float" office:value="35" calcext:value-type="float">
            <text:p>35</text:p>
          </table:table-cell>
          <table:table-cell office:value-type="string" calcext:value-type="string">
            <text:p>Series A ($40, 2022-03-01)</text:p>
          </table:table-cell>
          <table:table-cell office:value-type="string" calcext:value-type="string">
            <text:p><text:a xlink:href="http://www.eliyan.com/" xlink:type="simple">http://www.eliyan.com/</text:a></text:p>
          </table:table-cell>
          <table:table-cell office:value-type="string" calcext:value-type="string">
            <text:p>3910 Freedom Circle</text:p>
            <text:p>Suite 101</text:p>
            <text:p>Santa Clara, CA 95054</text:p>
          </table:table-cell>
          <table:table-cell office:value-type="string" calcext:value-type="string">
            <text:p>Application specific semiconductors</text:p>
          </table:table-cell>
          <table:table-cell office:value-type="float" office:value="4" calcext:value-type="float">
            <text:p>4</text:p>
          </table:table-cell>
          <table:table-cell office:value-type="string" calcext:value-type="string">
            <text:p>Celesta Capital ($), <text:span text:style-name="T2">Intel Capital</text:span> ($), <text:span text:style-name="T3">Micron Ventures</text:span> ($), Tracker Capital Management ($)</text:p>
          </table:table-cell>
          <table:table-cell table:number-columns-repeated="3" office:value-type="string" calcext:value-type="string">
            <text:p>----</text:p>
          </table:table-cell>
          <table:table-cell table:number-columns-repeated="8"/>
        </table:table-row>
        <table:table-row table:style-name="ro4">
          <table:table-cell/>
          <table:table-cell table:style-name="ce1" office:value-type="date" office:date-value="2023-10-19" calcext:value-type="date">
            <text:p>10/19/23</text:p>
          </table:table-cell>
          <table:table-cell table:style-name="ce1"/>
          <table:table-cell table:style-name="ce1" office:value-type="string" calcext:value-type="string">
            <text:p><text:a xlink:href="https://pitchbook.com/profiles/company/459742-15" xlink:type="simple">https://pitchbook.com/profiles/company/459742-15</text:a></text:p>
          </table:table-cell>
          <table:table-cell office:value-type="string" calcext:value-type="string">
            <text:p>DreamBig</text:p>
          </table:table-cell>
          <table:table-cell office:value-type="string" calcext:value-type="string">
            <text:p>chiplet platform, DPU/SmartNIC</text:p>
          </table:table-cell>
          <table:table-cell office:value-type="string" calcext:value-type="string">
            <text:p>* DreamBig’s products are blend of hardware and programmable accelerations enabling secure and high-performance network solutions;</text:p>
            <text:p>* Patent weakness;</text:p>
          </table:table-cell>
          <table:table-cell office:value-type="float" office:value="2019" calcext:value-type="float">
            <text:p>2019</text:p>
          </table:table-cell>
          <table:table-cell office:value-type="string" calcext:value-type="string">
            <text:p>Private</text:p>
          </table:table-cell>
          <table:table-cell office:value-type="float" office:value="119" calcext:value-type="float">
            <text:p>119</text:p>
          </table:table-cell>
          <table:table-cell office:value-type="string" calcext:value-type="string">
            <text:p>N/A</text:p>
          </table:table-cell>
          <table:table-cell office:value-type="string" calcext:value-type="string">
            <text:p><text:a xlink:href="http://www.dreambigsemi.com/" xlink:type="simple">http://www.dreambigsemi.com/</text:a></text:p>
          </table:table-cell>
          <table:table-cell office:value-type="string" calcext:value-type="string">
            <text:p>1601 McCarthy Boulevard</text:p>
            <text:p>Milpitas, CA 95035</text:p>
          </table:table-cell>
          <table:table-cell office:value-type="string" calcext:value-type="string">
            <text:p>Application specific semiconductors</text:p>
          </table:table-cell>
          <table:table-cell table:number-columns-repeated="2"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 US-11720492-B1 (Algorithmic TCAM with compressed key encoding)</text:p>
            <text:p>* US-11683039-B1 (TCAM-based not logic)</text:p>
          </table:table-cell>
          <table:table-cell table:number-columns-repeated="8"/>
        </table:table-row>
        <table:table-row table:style-name="ro5">
          <table:table-cell/>
          <table:table-cell table:style-name="ce1" office:value-type="date" office:date-value="2023-10-19" calcext:value-type="date">
            <text:p>10/19/23</text:p>
          </table:table-cell>
          <table:table-cell table:style-name="ce1"/>
          <table:table-cell table:style-name="ce1" office:value-type="string" calcext:value-type="string">
            <text:p><text:a xlink:href="https://pitchbook.com/profiles/company/264314-80" xlink:type="simple">https://pitchbook.com/profiles/company/264314-80</text:a></text:p>
          </table:table-cell>
          <table:table-cell office:value-type="string" calcext:value-type="string">
            <text:p>Recogni</text:p>
          </table:table-cell>
          <table:table-cell office:value-type="string" calcext:value-type="string">
            <text:p>Visual inference for autonomous vehicles</text:p>
          </table:table-cell>
          <table:table-cell office:value-type="string" calcext:value-type="string">
            <text:p>* They make a visual perception platform designed to assist autonomous vehicles</text:p>
          </table:table-cell>
          <table:table-cell office:value-type="float" office:value="2017" calcext:value-type="float">
            <text:p>2017</text:p>
          </table:table-cell>
          <table:table-cell office:value-type="string" calcext:value-type="string">
            <text:p>Private</text:p>
          </table:table-cell>
          <table:table-cell office:value-type="float" office:value="74" calcext:value-type="float">
            <text:p>74</text:p>
          </table:table-cell>
          <table:table-cell office:value-type="string" calcext:value-type="string">
            <text:p>Series B</text:p>
          </table:table-cell>
          <table:table-cell office:value-type="string" calcext:value-type="string">
            <text:p><text:a xlink:href="http://www.recogni.com/" xlink:type="simple">http://www.recogni.com/</text:a></text:p>
          </table:table-cell>
          <table:table-cell office:value-type="string" calcext:value-type="string">
            <text:p>2590 North First Street Suite 320 San Jose, CA 95131</text:p>
          </table:table-cell>
          <table:table-cell office:value-type="string" calcext:value-type="string">
            <text:p>Business/Productivity software</text:p>
          </table:table-cell>
          <table:table-cell office:value-type="float" office:value="12" calcext:value-type="float">
            <text:p>12</text:p>
          </table:table-cell>
          <table:table-cell office:value-type="string" calcext:value-type="string">
            <text:p>Bosch Ventures ($), Celesta Capital ($), Contnental Tyre Group ($), Co-pace ($), Mayfield Fund ($), and so 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 US-11645355-B1 (Systems for evaluating a piecewise linear function)</text:p>
            <text:p><text:span text:style-name="T1">* </text:span>US-11762946-B1 (Systems for using shifter circuit and 3×3 convolver units to emulate functionality of larger sized convolver units)</text:p>
            <text:p><text:span text:style-name="T1">* </text:span>US-11630605-B1 (Methods and systems for processing read-modify-write requests)</text:p>
            <text:p><text:span text:style-name="T1">* </text:span>US-20220076104-A1 (Low power hardware architecture for a convolutional neural network)</text:p>
          </table:table-cell>
          <table:table-cell table:number-columns-repeated="8"/>
        </table:table-row>
        <table:table-row table:style-name="ro6">
          <table:table-cell/>
          <table:table-cell table:style-name="ce1" office:value-type="date" office:date-value="2023-10-19" calcext:value-type="date">
            <text:p>10/19/23</text:p>
          </table:table-cell>
          <table:table-cell table:style-name="ce1"/>
          <table:table-cell table:style-name="ce1" office:value-type="string" calcext:value-type="string">
            <text:p><text:a xlink:href="https://pitchbook.com/profiles/company/465408-01" xlink:type="simple">https://pitchbook.com/profiles/company/465408-01</text:a></text:p>
          </table:table-cell>
          <table:table-cell office:value-type="string" calcext:value-type="string">
            <text:p>Akeana</text:p>
          </table:table-cell>
          <table:table-cell office:value-type="string" calcext:value-type="string">
            <text:p>RISC-V startup</text:p>
          </table:table-cell>
          <table:table-cell office:value-type="string" calcext:value-type="string">
            <text:p>* stealth mode;</text:p>
            <text:p>* no contents in home page yet;</text:p>
          </table:table-cell>
          <table:table-cell office:value-type="float" office:value="2021" calcext:value-type="float">
            <text:p>2021</text:p>
          </table:table-cell>
          <table:table-cell office:value-type="string" calcext:value-type="string">
            <text:p>Private</text:p>
          </table:table-cell>
          <table:table-cell office:value-type="string" calcext:value-type="string">
            <text:p>51-100</text:p>
          </table:table-cell>
          <table:table-cell office:value-type="string" calcext:value-type="string">
            <text:p>Series B</text:p>
          </table:table-cell>
          <table:table-cell office:value-type="string" calcext:value-type="string">
            <text:p><text:a xlink:href="https://akeana.io/" xlink:type="simple">https://akeana.io/</text:a></text:p>
          </table:table-cell>
          <table:table-cell office:value-type="string" calcext:value-type="string">
            <text:p>1841 Zanker Road Suite 10</text:p>
            <text:p>San Jose, CA 95112</text:p>
          </table:table-cell>
          <table:table-cell office:value-type="string" calcext:value-type="string">
            <text:p>----</text:p>
          </table:table-cell>
          <table:table-cell office:value-type="float" office:value="2" calcext:value-type="float">
            <text:p>2</text:p>
          </table:table-cell>
          <table:table-cell office:value-type="string" calcext:value-type="string">
            <text:p>Mayfield Fund ($), <text:span text:style-name="T3">Kleiner Perkins</text:span> ($)</text:p>
          </table:table-cell>
          <table:table-cell table:number-columns-repeated="3" office:value-type="string" calcext:value-type="string">
            <text:p>----</text:p>
          </table:table-cell>
          <table:table-cell table:number-columns-repeated="8"/>
        </table:table-row>
        <table:table-row table:style-name="ro7">
          <table:table-cell/>
          <table:table-cell table:style-name="ce1" office:value-type="date" office:date-value="2023-10-20" calcext:value-type="date">
            <text:p>10/20/23</text:p>
          </table:table-cell>
          <table:table-cell table:style-name="ce1"/>
          <table:table-cell table:style-name="ce1" office:value-type="string" calcext:value-type="string">
            <text:p><text:a xlink:href="https://pitchbook.com/profiles/company/171627-13" xlink:type="simple">https://pitchbook.com/profiles/company/171627-13</text:a></text:p>
          </table:table-cell>
          <table:table-cell office:value-type="string" calcext:value-type="string">
            <text:p>Tenstorrent</text:p>
          </table:table-cell>
          <table:table-cell office:value-type="string" calcext:value-type="string">
            <text:p>AI processor, RISC-V</text:p>
          </table:table-cell>
          <table:table-cell office:value-type="string" calcext:value-type="string">
            <text:p>* The company's processors specialize in software-programmable and can scale up from battery-powered IoT devices to large cloud servers to offer scalable and efficient hardware for deep learning</text:p>
          </table:table-cell>
          <table:table-cell office:value-type="float" office:value="2016" calcext:value-type="float">
            <text:p>2016</text:p>
          </table:table-cell>
          <table:table-cell office:value-type="string" calcext:value-type="string">
            <text:p>Private</text:p>
          </table:table-cell>
          <table:table-cell office:value-type="float" office:value="350" calcext:value-type="float">
            <text:p>350</text:p>
          </table:table-cell>
          <table:table-cell office:value-type="string" calcext:value-type="string">
            <text:p><text:span text:style-name="T1">Later Stage VC ($100M, 2023-08-02</text:span>); Series A (2017-08-01 $12.5M)</text:p>
          </table:table-cell>
          <table:table-cell office:value-type="string" calcext:value-type="string">
            <text:p><text:a xlink:href="http://www.tenstorrent.com/" xlink:type="simple">http://www.tenstorrent.com/</text:a></text:p>
          </table:table-cell>
          <table:table-cell office:value-type="string" calcext:value-type="string">
            <text:p>150 Ferrand Drive</text:p>
            <text:p>Suite 901</text:p>
            <text:p>Toronto, Ontario M3C 3E5</text:p>
            <text:p>Canada</text:p>
          </table:table-cell>
          <table:table-cell office:value-type="string" calcext:value-type="string">
            <text:p>Application specific semiconductors</text:p>
          </table:table-cell>
          <table:table-cell office:value-type="float" office:value="13" calcext:value-type="float">
            <text:p>13</text:p>
          </table:table-cell>
          <table:table-cell office:value-type="string" calcext:value-type="string">
            <text:p>Epiq Capital ($), <text:span text:style-name="T3">Hyundai Motors Group</text:span> ($), <text:span text:style-name="T3">Kia Corp</text:span> ($), Maverick Capital ($), <text:span text:style-name="T3">Samsung Catalyst Fund</text:span> ($), and so on</text:p>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ext:span text:style-name="T1">* </text:span>US-20230325183-A1 (SEAMLESS PLACE AND ROUTE FOR HETEROGENOUS NETWORK OF PROCESSOR CORES)</text:p>
            <text:p><text:span text:style-name="T1">* </text:span>US 11693639 B2 (Sparsity Uniformity Enforcement For Multicore Processor)</text:p>
            <text:p><text:span text:style-name="T1">* </text:span>US 11734224 B2 (Overlay Layer Hardware Unit For Network Of Processor Cores)</text:p>
            <text:p><text:span text:style-name="T1">* </text:span>US 11636398 B2 (Spatio-temporal Consistency Embeddings From Multiple Observed Modalities)</text:p>
            <text:p><text:span text:style-name="T1">* </text:span>US 11599358 B1 (Pre-staged Instruction Registers For Variable Length Instruction Set Machine)</text:p>
            <text:p><text:span text:style-name="T1">* </text:span>US 11520701 B2 (Data Structure Optimized Dedicated Memory Caches)</text:p>
            <text:p><text:span text:style-name="T1">* </text:span>US 11478927 B1 (Hybrid Computing Architectures With Specialized Processors To Encode/decode Latent Representations For Controlling Dynamic Mechanical Systems)</text:p>
            <text:p><text:span text:style-name="T1">* </text:span>US 11269628 B2 (Processor Cores Using Packet Identifiers For Routing And Computation)</text:p>
            <text:p><text:span text:style-name="T1">* </text:span>US 11245643 B2 (Speculative Resource Allocation For Routing On Interconnect Fabrics)</text:p>
            <text:p><text:span text:style-name="T1">* </text:span>US 11113051 B2 (Processing Core With Metadata Actuated Conditional Graph Execution)</text:p>
            <text:p><text:span text:style-name="T1">* </text:span>US 11010132 B2 (Processing Core With Data Associative Adaptive Rounding)</text:p>
            <text:p>* US 10644721 B2 (Processing Core Data Compression And Storage System)</text:p>
            <text:p>* US 10318317 B2 (Processing Core With Operation Suppression Based On Contribution Estimate)</text:p>
            <text:p><text:span text:style-name="T1">* </text:span>EP-4220501-A1 (Runtime predictors for computation reduction in dependent computations)</text:p>
          </table:table-cell>
          <table:table-cell table:number-columns-repeated="2"/>
          <table:table-cell office:value-type="string" calcext:value-type="string">
            <text:p>Jim Keller CEO/Board;</text:p>
          </table:table-cell>
          <table:table-cell table:number-columns-repeated="5"/>
        </table:table-row>
        <table:table-row table:style-name="ro5">
          <table:table-cell/>
          <table:table-cell table:style-name="ce1" office:value-type="date" office:date-value="2023-10-20" calcext:value-type="date">
            <text:p>10/20/23</text:p>
          </table:table-cell>
          <table:table-cell table:style-name="ce1"/>
          <table:table-cell table:style-name="ce1" office:value-type="string" calcext:value-type="string">
            <text:p><text:a xlink:href="https://pitchbook.com/profiles/company/169864-30" xlink:type="simple">https://pitchbook.com/profiles/company/169864-30</text:a></text:p>
          </table:table-cell>
          <table:table-cell office:value-type="string" calcext:value-type="string">
            <text:p>Natural Intelligence</text:p>
          </table:table-cell>
          <table:table-cell office:value-type="string" calcext:value-type="string">
            <text:p>Pattern-based ML system (vague)</text:p>
          </table:table-cell>
          <table:table-cell office:value-type="string" calcext:value-type="string">
            <text:p>* AI technology intended to deliver small data set accuracy, continuous learning, and faster processing power. They want to provide explainability of AI.</text:p>
            <text:p>* Patent weakness;</text:p>
          </table:table-cell>
          <table:table-cell office:value-type="float" office:value="2016" calcext:value-type="float">
            <text:p>2016</text:p>
          </table:table-cell>
          <table:table-cell office:value-type="string" calcext:value-type="string">
            <text:p>Private</text:p>
          </table:table-cell>
          <table:table-cell office:value-type="float" office:value="12" calcext:value-type="float">
            <text:p>12</text:p>
          </table:table-cell>
          <table:table-cell office:value-type="string" calcext:value-type="string">
            <text:p>Later Stage VC ($194K, 2023-08-10)</text:p>
          </table:table-cell>
          <table:table-cell office:value-type="string" calcext:value-type="string">
            <text:p><text:a xlink:href="http://www.naturalintelligence.ai/" xlink:type="simple">http://www.naturalintelligence.ai/</text:a></text:p>
          </table:table-cell>
          <table:table-cell office:value-type="string" calcext:value-type="string">
            <text:p>800 West Main Street</text:p>
            <text:p>Suite 103</text:p>
            <text:p>Boise, ID 83702</text:p>
          </table:table-cell>
          <table:table-cell office:value-type="string" calcext:value-type="string">
            <text:p>Business/Productivity software</text:p>
          </table:table-cell>
          <table:table-cell office:value-type="float" office:value="5" calcext:value-type="float">
            <text:p>5</text:p>
          </table:table-cell>
          <table:table-cell office:value-type="string" calcext:value-type="string">
            <text:p>Starburst ($), Techstars ($), Boise Angel Alliance ($), THV-NIS Investors ($), Weobly One Capital ($)</text:p>
          </table:table-cell>
          <table:table-cell office:value-type="string" calcext:value-type="string">
            <text:p>----</text:p>
          </table:table-cell>
          <table:table-cell office:value-type="float" office:value="2" calcext:value-type="float">
            <text:p>2</text:p>
          </table:table-cell>
          <table:table-cell office:value-type="string" calcext:value-type="string">
            <text:p>* US-20230072539-A1 (AI System For Learning Spatial Patterns In Sparse Distributed Representations And Associated Methods)</text:p>
            <text:p>* US-20220164637-A1 (NPUs And Computational Systems Employing The Same)</text:p>
          </table:table-cell>
          <table:table-cell table:number-columns-repeated="8"/>
        </table:table-row>
        <table:table-row table:style-name="ro8">
          <table:table-cell/>
          <table:table-cell table:style-name="ce1" office:value-type="date" office:date-value="2023-10-23" calcext:value-type="date">
            <text:p>10/23/23</text:p>
          </table:table-cell>
          <table:table-cell table:style-name="ce1"/>
          <table:table-cell table:style-name="ce1" office:value-type="string" calcext:value-type="string">
            <text:p><text:a xlink:href="https://pitchbook.com/profiles/company/226723-60" xlink:type="simple">https://pitchbook.com/profiles/company/226723-60</text:a></text:p>
          </table:table-cell>
          <table:table-cell office:value-type="string" calcext:value-type="string">
            <text:p>Quadric</text:p>
          </table:table-cell>
          <table:table-cell office:value-type="string" calcext:value-type="string">
            <text:p>On-device AI NPU</text:p>
          </table:table-cell>
          <table:table-cell office:value-type="string" calcext:value-type="string">
            <text:p>* They make an edge processor designed to meet the needs of the industrial Internet of Things (IoT) and robotic products</text:p>
          </table:table-cell>
          <table:table-cell office:value-type="float" office:value="2016" calcext:value-type="float">
            <text:p>2016</text:p>
          </table:table-cell>
          <table:table-cell office:value-type="string" calcext:value-type="string">
            <text:p>Private</text:p>
          </table:table-cell>
          <table:table-cell office:value-type="float" office:value="47" calcext:value-type="float">
            <text:p>47</text:p>
          </table:table-cell>
          <table:table-cell office:value-type="string" calcext:value-type="string">
            <text:p>Series B ($31M, 2022-12-15); Seed Round ($2.25M, 2017-03-28)</text:p>
          </table:table-cell>
          <table:table-cell office:value-type="string" calcext:value-type="string">
            <text:p><text:a xlink:href="https://quadric.io/" xlink:type="simple">https://quadric.io/</text:a></text:p>
          </table:table-cell>
          <table:table-cell office:value-type="string" calcext:value-type="string">
            <text:p>330 Primrose Road</text:p>
            <text:p>Suite 360</text:p>
            <text:p>Burlingame, CA 94010</text:p>
          </table:table-cell>
          <table:table-cell office:value-type="string" calcext:value-type="string">
            <text:p>Hardware</text:p>
          </table:table-cell>
          <table:table-cell office:value-type="float" office:value="13" calcext:value-type="float">
            <text:p>13</text:p>
          </table:table-cell>
          <table:table-cell office:value-type="string" calcext:value-type="string">
            <text:p>Emerson Electric ($), MegaChips ($), Mesh Ventures ($), Xerox Ventures ($), Denso ($), and so on</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 US-20230083282-A1 (SYSTEMS AND METHODS FOR ACCELERATING MEMORY TRANSFERS AND COMPUTATION EFFICIENCY USING A COMPUTATION-INFORMED PARTITIONING OF AN ON-CHIP DATA BUFFER AND IMPLEMENTING COMPUTATION-AWARE DATA TRANSFER OPERATIONS TO THE ON-CHIP DATA BUFFER)</text:p>
            <text:p>* US-11755806-B2 (Systems And Methods For Executing A Programmable Finite State Machine That Accelerates Fetchless Computations And Operations Of An Array Of Processing Cores Of An Integrated Circuit)</text:p>
            <text:p>* US 11714556 B2 (Systems And Methods For Accelerating Memory Transfers And Computation Efficiency Using A Computation-informed Partitioning Of An On-chip Data Buffer And Implementing Computation-aware Data Transfer Operations To The On-chip Data Buffer)</text:p>
            <text:p>* US 11531633 B2 (Systems And Methods For Intelligently Implementing Concurrent Transfers Of Data Within A Machine Perception And Dense Algorithm Integrated Circuit)</text:p>
            <text:p>* US 11392667 B2 (Systems And Methods For An Intelligent Mapping Of Neural Network Weights And Input Data To An Array Of Processing Cores Of An Integrated Circuit)</text:p>
            <text:p>* US 11087067 B2 (Systems And Methods For Implementing Tile-level Predication Within A Machine Perception And Dense Algorithm Integrated Circuit)</text:p>
            <text:p>* US 10824370 B2 (Systems And Methods For Implementing Random Access Memory In A Flow-based Machine Perception And Dense Algorithm Integrated Circuit Based On Computing And Coalescing Of Indices)</text:p>
          </table:table-cell>
          <table:table-cell table:number-columns-repeated="8"/>
        </table:table-row>
        <table:table-row table:style-name="ro9">
          <table:table-cell/>
          <table:table-cell table:style-name="ce1" office:value-type="date" office:date-value="2023-10-23" calcext:value-type="date">
            <text:p>10/23/23</text:p>
          </table:table-cell>
          <table:table-cell table:style-name="ce1"/>
          <table:table-cell table:style-name="ce1" office:value-type="string" calcext:value-type="string">
            <text:p><text:a xlink:href="https://pitchbook.com/profiles/company/399150-37" xlink:type="simple">https://pitchbook.com/profiles/company/399150-37</text:a></text:p>
          </table:table-cell>
          <table:table-cell office:value-type="string" calcext:value-type="string">
            <text:p>Avicena</text:p>
          </table:table-cell>
          <table:table-cell office:value-type="string" calcext:value-type="string">
            <text:p>Ultra-Low Energy Optical Links</text:p>
          </table:table-cell>
          <table:table-cell office:value-type="string" calcext:value-type="string">
            <text:p>* optical interconnectivity technology designed to increase inter-chip throughput and power efficiency;</text:p>
            <text:p>* good number of patents, but many of them seem to have similarities (we need to double-check to be sure)</text:p>
          </table:table-cell>
          <table:table-cell office:value-type="float" office:value="2019" calcext:value-type="float">
            <text:p>2019</text:p>
          </table:table-cell>
          <table:table-cell office:value-type="string" calcext:value-type="string">
            <text:p>Private</text:p>
          </table:table-cell>
          <table:table-cell office:value-type="float" office:value="38" calcext:value-type="float">
            <text:p>38</text:p>
          </table:table-cell>
          <table:table-cell office:value-type="string" calcext:value-type="string">
            <text:p>Series A ($25M, 2022-08-02); Seed Round ($13.9M, 2019-01-01)</text:p>
          </table:table-cell>
          <table:table-cell office:value-type="string" calcext:value-type="string">
            <text:p><text:a xlink:href="http://www.avicena.tech/" xlink:type="simple">http://www.avicena.tech/</text:a></text:p>
          </table:table-cell>
          <table:table-cell office:value-type="string" calcext:value-type="string">
            <text:p>1130 Independence Avenue</text:p>
            <text:p>Mountain View, CA 94043</text:p>
          </table:table-cell>
          <table:table-cell office:value-type="string" calcext:value-type="string">
            <text:p>Fiberoptic Equipment</text:p>
          </table:table-cell>
          <table:table-cell office:value-type="float" office:value="6" calcext:value-type="float">
            <text:p>6</text:p>
          </table:table-cell>
          <table:table-cell office:value-type="string" calcext:value-type="string">
            <text:p>Cerberus Capital Mgmt ($), <text:span text:style-name="T3">Micron Ventures</text:span> ($), Nosterra ($), <text:span text:style-name="T3">National Science Foundation</text:span> ($), <text:span text:style-name="T3">Samsung Catalyst Fund</text:span> ($), and so on</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 US 11791896 B2 (High Speed And Multi-contact LEDs For Data Communication)</text:p>
            <text:p>* US 11791901 B2 (Coherent Fiber Bundle Parallel Optical Links)</text:p>
            <text:p>* US-20230268999-A1 (PARALLEL MICROLED-BASED FREE SPACE OPTICAL INTERCONNECTS)</text:p>
            <text:p>* US-20230258888-A1 (PACKAGING MICROLED OPTICAL INTERCONNECTS)</text:p>
            <text:p>* US-20230118326-A1 (VISIBLE WAVELENGTH LED-BASED FIBER LINK)</text:p>
            <text:p>* US-20230054560-A1 (MICROLED PARALLEL OPTICAL INTERCONNECTS)</text:p>
          </table:table-cell>
          <table:table-cell table:number-columns-repeated="8"/>
        </table:table-row>
        <table:table-row table:style-name="ro10">
          <table:table-cell/>
          <table:table-cell table:style-name="ce1" office:value-type="date" office:date-value="2023-10-24" calcext:value-type="date">
            <text:p>10/24/23</text:p>
          </table:table-cell>
          <table:table-cell table:style-name="ce1"/>
          <table:table-cell table:style-name="ce1" office:value-type="string" calcext:value-type="string">
            <text:p><text:a xlink:href="https://pitchbook.com/profiles/company/443958-04" xlink:type="simple">https://pitchbook.com/profiles/company/443958-04</text:a></text:p>
          </table:table-cell>
          <table:table-cell office:value-type="string" calcext:value-type="string">
            <text:p>Ventana</text:p>
          </table:table-cell>
          <table:table-cell office:value-type="string" calcext:value-type="string">
            <text:p>RISC-V solutions (CPU, IP)</text:p>
          </table:table-cell>
          <table:table-cell office:value-type="string" calcext:value-type="string">
            <text:p>* They make RISC-V CPU cores and compute subsystems;</text:p>
            <text:p><text:span text:style-name="T1">* good number of patents, but many of them seem to have similarities (we need to double-check to be sure)</text:span></text:p>
          </table:table-cell>
          <table:table-cell office:value-type="float" office:value="2018" calcext:value-type="float">
            <text:p>2018</text:p>
          </table:table-cell>
          <table:table-cell office:value-type="string" calcext:value-type="string">
            <text:p>Private</text:p>
          </table:table-cell>
          <table:table-cell office:value-type="float" office:value="93" calcext:value-type="float">
            <text:p>93</text:p>
          </table:table-cell>
          <table:table-cell office:value-type="string" calcext:value-type="string">
            <text:p>Series B ($38M, 2021-06-18); Debt PPP ($???, 2020-05-29); Series A1 ($15M, 2018-11-27)</text:p>
          </table:table-cell>
          <table:table-cell office:value-type="string" calcext:value-type="string">
            <text:p><text:a xlink:href="https://www.ventanamicro.com/" xlink:type="simple">https://www.ventanamicro.com/</text:a></text:p>
          </table:table-cell>
          <table:table-cell office:value-type="string" calcext:value-type="string">
            <text:p>20813 Stevens Creek Boulevard</text:p>
            <text:p>Suite 250</text:p>
            <text:p>Cupertino, CA 95014</text:p>
          </table:table-cell>
          <table:table-cell office:value-type="string" calcext:value-type="string">
            <text:p>General purpose semiconductors</text:p>
          </table:table-cell>
          <table:table-cell office:value-type="float" office:value="3" calcext:value-type="float">
            <text:p>3</text:p>
          </table:table-cell>
          <table:table-cell office:value-type="string" calcext:value-type="string">
            <text:p>Sehat Sutardja - Individual ($), Weili Dai – Individual ($), Wise Road Capital ($)</text:p>
          </table:table-cell>
          <table:table-cell office:value-type="float" office:value="15" calcext:value-type="float">
            <text:p>15</text:p>
          </table:table-cell>
          <table:table-cell office:value-type="float" office:value="16" calcext:value-type="float">
            <text:p>16</text:p>
          </table:table-cell>
          <table:table-cell office:value-type="string" calcext:value-type="string">
            <text:p>* US 11687466 B1 (Translation Lookaside Buffer Consistency Directory For Use With Virtually-indexed Virtually-tagged First Level Data Cache That Holds Page Table Permissions)</text:p>
            <text:p>* US 11481332 B1 (Write Combining Using Physical Address Proxies Stored In A Write Combine Buffer)</text:p>
            <text:p>* US 11416400 B1 (Hardware Cache Coherency Using Physical Address Proxies)</text:p>
            <text:p>* US 11416406 B1 (Store-to-load Forwarding Using Physical Address Proxies Stored In Store Queue Entries)</text:p>
            <text:p>* US 20220358052 A1 (GENERATIONAL PHYSICAL ADDRESS PROXIES)</text:p>
            <text:p>* US 20220067142 A1 (PHYSICALLY-TAGGED DATA CACHE MEMORY THAT USES TRANSLATION CONTEXT TO REDUCE LIKELIHOOD THAT ENTRIES ALLOCATED DURING EXECUTION UNDER ONE TRANSLATION CONTEXT ARE ACCESSIBLE DURING EXECUTION UNDER ANOTHER TRANSLATION CONTEXT)</text:p>
          </table:table-cell>
          <table:table-cell table:number-columns-repeated="8"/>
        </table:table-row>
        <table:table-row table:style-name="ro11">
          <table:table-cell/>
          <table:table-cell table:style-name="ce1" office:value-type="date" office:date-value="2023-10-25" calcext:value-type="date">
            <text:p>10/25/23</text:p>
          </table:table-cell>
          <table:table-cell table:style-name="ce1"/>
          <table:table-cell table:style-name="ce1" office:value-type="string" calcext:value-type="string">
            <text:p><text:a xlink:href="https://pitchbook.com/profiles/company/279720-91" xlink:type="simple">https://pitchbook.com/profiles/company/279720-91</text:a></text:p>
          </table:table-cell>
          <table:table-cell office:value-type="string" calcext:value-type="string">
            <text:p>NextSilicon</text:p>
          </table:table-cell>
          <table:table-cell office:value-type="string" calcext:value-type="string">
            <text:p>Technologies for chip design and software development, optimization</text:p>
          </table:table-cell>
          <table:table-cell office:value-type="string" calcext:value-type="string">
            <text:p>computing architecture technology designed to improve future computer processing methods. The company's tech offers chip design and software development, and technology leveraging software algorithms as the main driver to speed up compute-intensive applications, enabling businesses with high-performance architecture for supercomputers based on a novel chip technology.</text:p>
          </table:table-cell>
          <table:table-cell office:value-type="float" office:value="2017" calcext:value-type="float">
            <text:p>2017</text:p>
          </table:table-cell>
          <table:table-cell office:value-type="string" calcext:value-type="string">
            <text:p>Private</text:p>
          </table:table-cell>
          <table:table-cell office:value-type="float" office:value="232" calcext:value-type="float">
            <text:p>232</text:p>
          </table:table-cell>
          <table:table-cell office:value-type="string" calcext:value-type="string">
            <text:p>Later Stage VC ($???, 2023-05-01);</text:p>
          </table:table-cell>
          <table:table-cell office:value-type="string" calcext:value-type="string">
            <text:p><text:a xlink:href="http://www.nextsilicon.com/" xlink:type="simple">http://www.nextsilicon.com/</text:a></text:p>
          </table:table-cell>
          <table:table-cell office:value-type="string" calcext:value-type="string">
            <text:p>Derech Yitshak Rabin 33</text:p>
            <text:p>Givatayim 5348303</text:p>
            <text:p>Israel</text:p>
          </table:table-cell>
          <table:table-cell office:value-type="string" calcext:value-type="string">
            <text:p>Computers, Parts, and Peripherals</text:p>
          </table:table-cell>
          <table:table-cell office:value-type="float" office:value="10" calcext:value-type="float">
            <text:p>10</text:p>
          </table:table-cell>
          <table:table-cell office:value-type="string" calcext:value-type="string">
            <text:p>Standard Investments ($), Corner Ventures ($), Yuval Ariav – Individual ($), Aleph Israel ($), Liberty Technology Venture ($), and so on</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 US 11294686 B1 (Optimizing Reconfigurable Hardware Using Data Sampling)</text:p>
            <text:p>* US 11144238 B1 (Background Processing During Remote Memory Access)</text:p>
            <text:p>* US 11113059 B1 (Dynamic Allocation Of Executable Code For Multi-architecture Heterogeneous Computing)</text:p>
            <text:p>* US 20230244457 A1 (MATCHING BINARY CODE TO INTERMEDIATE REPRESENTATION CODE)</text:p>
            <text:p>* US 20230229489 A1 (EXTENDING PARALLEL SOFTWARE THREADS)</text:p>
            <text:p>* US 20230214307 A1 (AUTOMATIC GENERATION OF COMPUTATION KERNELS FOR APPROXIMATING ELEMENTARY FUNCTIONS)</text:p>
          </table:table-cell>
          <table:table-cell table:number-columns-repeated="8"/>
        </table:table-row>
        <table:table-row table:style-name="ro11">
          <table:table-cell/>
          <table:table-cell table:style-name="ce1" office:value-type="date" office:date-value="2023-10-25" calcext:value-type="date">
            <text:p>10/25/23</text:p>
          </table:table-cell>
          <table:table-cell table:style-name="ce1"/>
          <table:table-cell table:style-name="ce1" office:value-type="string" calcext:value-type="string">
            <text:p><text:a xlink:href="https://pitchbook.com/profiles/company/471570-94" xlink:type="simple">https://pitchbook.com/profiles/company/471570-94</text:a></text:p>
          </table:table-cell>
          <table:table-cell office:value-type="string" calcext:value-type="string">
            <text:p>Speedata</text:p>
          </table:table-cell>
          <table:table-cell office:value-type="string" calcext:value-type="string">
            <text:p>Processor (APU) for big data analytics</text:p>
          </table:table-cell>
          <table:table-cell office:value-type="string" calcext:value-type="string">
            <text:p>They develop Analytics Processing Unit (APU) to accelerate big data and analytics workloads</text:p>
          </table:table-cell>
          <table:table-cell office:value-type="float" office:value="2019" calcext:value-type="float">
            <text:p>2019</text:p>
          </table:table-cell>
          <table:table-cell office:value-type="string" calcext:value-type="string">
            <text:p>Private</text:p>
          </table:table-cell>
          <table:table-cell office:value-type="float" office:value="62" calcext:value-type="float">
            <text:p>62</text:p>
          </table:table-cell>
          <table:table-cell office:value-type="string" calcext:value-type="string">
            <text:p>Series A ($55M, 20..)</text:p>
          </table:table-cell>
          <table:table-cell office:value-type="string" calcext:value-type="string">
            <text:p><text:a xlink:href="http://www.speedata.io/" xlink:type="simple">http://www.speedata.io/</text:a></text:p>
          </table:table-cell>
          <table:table-cell office:value-type="string" calcext:value-type="string">
            <text:p>Giborei Israel 10</text:p>
            <text:p>Netanya 4250410</text:p>
            <text:p>Israel</text:p>
          </table:table-cell>
          <table:table-cell office:value-type="string" calcext:value-type="string">
            <text:p>Application specific semiconductors</text:p>
          </table:table-cell>
          <table:table-cell office:value-type="float" office:value="8" calcext:value-type="float">
            <text:p>8</text:p>
          </table:table-cell>
          <table:table-cell office:value-type="string" calcext:value-type="string">
            <text:p>83North ($), Eyal Waldman ($), Koch Disruptive Technologies ($), Matias Ventures ($), Redline Capital Management ($)</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US 11586587 B2 (Hardware-implemented file reader);</text:p>
            <text:p>* US 11354157 B2 (Handling Multiple Graphs, Contexts And Programs In A Coarse-grain Reconfigurable Array Processor);</text:p>
            <text:p>* US 11175922 B1 (Coarse-grain Reconfigurable Array Processor With Concurrent Handling Of Multiple Graphs On A Single Grid)</text:p>
            <text:p>* US 11003458 B2 (Execution Of Data-parallel Programs On Coarse-grained Reconfigurable Architecture Hardware)</text:p>
            <text:p>* US-20230120492-A1 (Pipelined Hardware-Implemented Database Query Processing)</text:p>
          </table:table-cell>
          <table:table-cell table:number-columns-repeated="8"/>
        </table:table-row>
        <table:table-row table:style-name="ro12">
          <table:table-cell/>
          <table:table-cell table:style-name="ce1" office:value-type="date" office:date-value="2023-10-25" calcext:value-type="date">
            <text:p>10/25/23</text:p>
          </table:table-cell>
          <table:table-cell table:style-name="ce1"/>
          <table:table-cell table:style-name="ce1" office:value-type="string" calcext:value-type="string">
            <text:p><text:a xlink:href="https://pitchbook.com/profiles/company/163733-59" xlink:type="simple">https://pitchbook.com/profiles/company/163733-59</text:a></text:p>
          </table:table-cell>
          <table:table-cell office:value-type="string" calcext:value-type="string">
            <text:p>Cerebras</text:p>
          </table:table-cell>
          <table:table-cell office:value-type="string" calcext:value-type="string">
            <text:p>Wafer-scale AI chip</text:p>
          </table:table-cell>
          <table:table-cell office:value-type="string" calcext:value-type="string">
            <text:p>They make computing chips designed for the singular purpose of accelerating Artificial Intelligence</text:p>
          </table:table-cell>
          <table:table-cell office:value-type="float" office:value="2016" calcext:value-type="float">
            <text:p>2016</text:p>
          </table:table-cell>
          <table:table-cell office:value-type="string" calcext:value-type="string">
            <text:p>Private</text:p>
          </table:table-cell>
          <table:table-cell office:value-type="float" office:value="335" calcext:value-type="float">
            <text:p>335</text:p>
          </table:table-cell>
          <table:table-cell office:value-type="string" calcext:value-type="string">
            <text:p>Later Stage VC ($???, 2023-06-01); Series F ($???, 2021-11-10); …; Series A ($27M, 2016-05-05);</text:p>
          </table:table-cell>
          <table:table-cell office:value-type="string" calcext:value-type="string">
            <text:p><text:a xlink:href="http://www.cerebras.net/" xlink:type="simple">http://www.cerebras.net/</text:a></text:p>
          </table:table-cell>
          <table:table-cell office:value-type="string" calcext:value-type="string">
            <text:p>1237 East Arques Avenue</text:p>
            <text:p>Sunnyvale, CA 94085</text:p>
          </table:table-cell>
          <table:table-cell office:value-type="string" calcext:value-type="string">
            <text:p>Application specific semiconductors</text:p>
          </table:table-cell>
          <table:table-cell office:value-type="float" office:value="59" calcext:value-type="float">
            <text:p>59</text:p>
          </table:table-cell>
          <table:table-cell office:value-type="string" calcext:value-type="string">
            <text:p>who is the most influential VC among 59 investors?</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 US 11488004 B2 (Neuron Smearing For Accelerated Deep Learning)</text:p>
            <text:p>* US 11449574 B2 (Floating-point Unit Stochastic Rounding For Accelerated Deep Learning)</text:p>
            <text:p>* US 11328207 B2 (Scaled Compute Fabric For Accelerated Deep Learning)</text:p>
            <text:p>* US 11328208 B2 (Processor Element Redundancy For Accelerated Deep Learning)</text:p>
            <text:p>* US 11321087 B2 (ISA Enhancements For Accelerated Deep Learning)</text:p>
            <text:p>* US 11145530 B2 (System And Method For Alignment Of An Integrated Circuit)</text:p>
            <text:p>* US 11062202 B2 (Numerical Representation For Neural Networks)</text:p>
            <text:p>* US 10957595 B2 (Systems And Methods For Precision Fabrication Of An Orifice Within An Integrated Circuit)</text:p>
            <text:p>* US 10923412 B2 (Apparatuses And Methods For Implementing A Sliding Thermal Interface Between Substrates With Varying Coefficients Of Thermal Expansion)</text:p>
            <text:p>* US 10923456 B2 (Systems And Methods For Hierarchical Exposure Of An Integrated Circuit Having Multiple Interconnected Die)</text:p>
            <text:p>* US 10699189 B2 (Accelerated Deep Learning)</text:p>
            <text:p>* US 10657438 B2 (Backpressure For Accelerated Deep Learning)</text:p>
            <text:p>* US 10468369 B2 (Apparatus And Method For Securing Substrates With Varying Coefficients Of Thermal Expansion)</text:p>
            <text:p>* US 20190258920 A1 (DATA STRUCTURE DESCRIPTORS FOR DEEP LEARNING ACCELERATION)</text:p>
            <text:p>* US 10332860 B2 (Apparatus And Method For Multi-die Interconnection)</text:p>
            <text:p>* US 10242891 B2 (Apparatus And Method For Securing Components Of An Integrated Circuit)</text:p>
          </table:table-cell>
          <table:table-cell table:number-columns-repeated="8"/>
        </table:table-row>
        <table:table-row table:style-name="ro13">
          <table:table-cell/>
          <table:table-cell table:style-name="ce1" office:value-type="date" office:date-value="2023-10-26" calcext:value-type="date">
            <text:p>10/26/23</text:p>
          </table:table-cell>
          <table:table-cell table:style-name="ce1"/>
          <table:table-cell table:style-name="ce1" office:value-type="string" calcext:value-type="string">
            <text:p><text:a xlink:href="https://pitchbook.com/profiles/company/167350-06" xlink:type="simple">https://pitchbook.com/profiles/company/167350-06</text:a></text:p>
          </table:table-cell>
          <table:table-cell office:value-type="string" calcext:value-type="string">
            <text:p>Groq</text:p>
          </table:table-cell>
          <table:table-cell office:value-type="string" calcext:value-type="string">
            <text:p>AI inferencing processor/solutions</text:p>
          </table:table-cell>
          <table:table-cell office:value-type="string" calcext:value-type="string">
            <text:p>Their systems are deterministic single-core streaming architectures that predict exactly the performance and compute time for any given workload, enabling clients to revolutionize workloads in artificial intelligence (AI) and high-performance computing (HPC)</text:p>
          </table:table-cell>
          <table:table-cell office:value-type="float" office:value="2016" calcext:value-type="float">
            <text:p>2016</text:p>
          </table:table-cell>
          <table:table-cell office:value-type="string" calcext:value-type="string">
            <text:p>Private</text:p>
          </table:table-cell>
          <table:table-cell office:value-type="float" office:value="215" calcext:value-type="float">
            <text:p>215</text:p>
          </table:table-cell>
          <table:table-cell office:value-type="string" calcext:value-type="string">
            <text:p>Series C ($300M, 2021-04-14);</text:p>
          </table:table-cell>
          <table:table-cell office:value-type="string" calcext:value-type="string">
            <text:p><text:a xlink:href="http://www.groq.com/" xlink:type="simple">http://www.groq.com/</text:a></text:p>
          </table:table-cell>
          <table:table-cell office:value-type="string" calcext:value-type="string">
            <text:p>P.O. Box 1778</text:p>
            <text:p>Mountain View, CA 94042</text:p>
          </table:table-cell>
          <table:table-cell office:value-type="string" calcext:value-type="string">
            <text:p>General purpose semiconductors</text:p>
          </table:table-cell>
          <table:table-cell office:value-type="float" office:value="41" calcext:value-type="float">
            <text:p>41</text:p>
          </table:table-cell>
          <table:table-cell office:value-type="string" calcext:value-type="string">
            <text:p>who is the most influential VC among 41 investors?</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 US 11461433 B2 (Error Correction In Computation)</text:p>
            <text:p>* US 11392535 B2 (Loading Operands And Outputting Results From A Multi-dimensional Array Using Only A Single Side)</text:p>
            <text:p>* US 11360934 B1 (Tensor Streaming Processor Architecture)</text:p>
            <text:p>* US 11288595 B2 (Minimizing Memory And Processor Consumption In Creating Machine Learning Models)</text:p>
            <text:p>* US 11243880 B1 (Processor Architecture)</text:p>
          </table:table-cell>
          <table:table-cell table:number-columns-repeated="8"/>
        </table:table-row>
        <table:table-row table:style-name="ro1">
          <table:table-cell/>
          <table:table-cell table:style-name="ce1" office:value-type="date" office:date-value="2023-10-26" calcext:value-type="date">
            <text:p>10/26/23</text:p>
          </table:table-cell>
          <table:table-cell table:style-name="ce1" table:number-columns-repeated="2"/>
          <table:table-cell office:value-type="string" calcext:value-type="string">
            <text:p>Esperanto</text:p>
          </table:table-cell>
          <table:table-cell office:value-type="string" calcext:value-type="string">
            <text:p>RISC-V processor for AI and Non-AI</text:p>
          </table:table-cell>
          <table:table-cell table:number-columns-repeated="21"/>
        </table:table-row>
        <table:table-row table:style-name="ro1" table:number-rows-repeated="1048555">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9:27:40.473957309</meta:creation-date>
    <dc:date>2023-10-18T18:37:50.842550481</dc:date>
    <meta:editing-duration>PT45M31S</meta:editing-duration>
    <meta:editing-cycles>13</meta:editing-cycles>
    <meta:generator>LibreOffice/7.3.7.2$Linux_X86_64 LibreOffice_project/30$Build-2</meta:generator>
    <meta:document-statistic meta:table-count="1" meta:cell-count="251" meta:object-count="0"/>
  </office:meta>
</office:document-meta>
</file>